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officeooo:rsid="00149685" officeooo:paragraph-rsid="00149685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officeooo:rsid="00149685" officeooo:paragraph-rsid="00149685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168390" officeooo:paragraph-rsid="00168390" style:font-size-asian="14pt" style:font-size-complex="14pt"/>
    </style:style>
    <style:style style:name="P4" style:family="paragraph" style:parent-style-name="Standard" style:list-style-name="L2">
      <style:paragraph-properties fo:line-height="115%" fo:text-align="justify" style:justify-single-word="false"/>
      <style:text-properties fo:font-size="14pt" officeooo:rsid="00168390" officeooo:paragraph-rsid="00168390" style:font-size-asian="14pt" style:font-size-complex="14pt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fo:font-size="14pt" officeooo:rsid="00184e64" officeooo:paragraph-rsid="00184e64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officeooo:rsid="00184e64" officeooo:paragraph-rsid="00184e64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officeooo:rsid="001a3c32" officeooo:paragraph-rsid="001a3c32" style:font-size-asian="14pt" style:font-size-complex="14pt"/>
    </style:style>
    <style:style style:name="P8" style:family="paragraph" style:parent-style-name="Standard" style:list-style-name="L3">
      <style:paragraph-properties fo:line-height="115%" fo:text-align="justify" style:justify-single-word="false"/>
      <style:text-properties fo:font-size="14pt" officeooo:rsid="001a3c32" officeooo:paragraph-rsid="001a3c32" style:font-size-asian="14pt" style:font-size-complex="14pt"/>
    </style:style>
    <style:style style:name="P9" style:family="paragraph" style:parent-style-name="Standard" style:list-style-name="L3">
      <style:paragraph-properties fo:line-height="115%" fo:text-align="justify" style:justify-single-word="false"/>
      <style:text-properties fo:font-size="14pt" fo:language="ru" fo:country="RU" officeooo:rsid="001a3c32" officeooo:paragraph-rsid="001a3c32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language="ru" fo:country="RU" officeooo:rsid="001a3c32" officeooo:paragraph-rsid="001a3c32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language="ru" fo:country="RU" officeooo:rsid="001bd976" officeooo:paragraph-rsid="001bd976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d76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"/>
      <text:p text:style-name="P3">Программирование одно из ведущих направлений трудовой деятельности в современном мире. Навыки математическ<text:span text:style-name="T3">и</text:span>-програм<text:span text:style-name="T3">м</text:span>ного моделирования высоко оцениваются при найме на работу, особенно когда такие модели выглядят наглядно и понятно.</text:p>
      <text:p text:style-name="P3"><text:tab/>Решение задач програм<text:span text:style-name="T3">м</text:span>ного проектирования и математического моделирования послужило идеей моего проекта по нескольким причинам:</text:p>
      <text:p text:style-name="P3"/>
      <text:p text:style-name="P3"/>
      <text:list xml:id="list714305612" text:style-name="L2">
        <text:list-item>
          <text:p text:style-name="P4"><text:s/>Навыки архитектурного проектирования ПО необходимы и высокооплачиваемы при найме в компанию на вакансию «программист»</text:p>
        </text:list-item>
        <text:list-item>
          <text:p text:style-name="P5">Понимание принципов модульного взаимодействия компонентов благоприятствует эффективности решения различных задач вообще, не только специфичных задач программирования</text:p>
        </text:list-item>
        <text:list-item>
          <text:p text:style-name="P5">Личный интерес, меня всегда интересовало, как можно красиво и не слишком сложно создавать красивую графику, на понятном мне языке, таком как <text:span text:style-name="T1">Java, </text:span><text:span text:style-name="T2">особенно мне интересно программировать необычные абстрактные математические концепции, такое как фазовое пространство</text:span></text:p>
        </text:list-item>
      </text:list>
      <text:p text:style-name="P6"><text:span text:style-name="T2"/></text:p>
      <text:p text:style-name="P7"><text:span text:style-name="T2">Задачи, которые я ставлю перед собой представлены:</text:span></text:p>
      <text:list xml:id="list3922920099" text:style-name="L3">
        <text:list-item>
          <text:p text:style-name="P8"><text:span text:style-name="T2">Изучить литературу и видеоматериалы по темам:</text:span></text:p>
          <text:list>
            <text:list-item>
              <text:p text:style-name="P8"><text:span text:style-name="T2">Общие принципы построения графического пользовательского интерфейса(далее – ГПИ)</text:span></text:p>
            </text:list-item>
            <text:list-item>
              <text:p text:style-name="P9">Графические инструменты, доступные для языка <text:span text:style-name="T1">Java</text:span></text:p>
            </text:list-item>
            <text:list-item>
              <text:p text:style-name="P9">Материалы по некоторым математическим объектам, таких как клеточные автоматы, или фазовое пространство</text:p>
            </text:list-item>
          </text:list>
        </text:list-item>
        <text:list-item>
          <text:p text:style-name="P9">Провести отбор технологий</text:p>
        </text:list-item>
        <text:list-item>
          <text:p text:style-name="P9">Придумать несколько вариантов архитектуры, с последующим выбором наилучшего варианта</text:p>
        </text:list-item>
        <text:list-item>
          <text:p text:style-name="P9">Написать итоговое приложение</text:p>
        </text:list-item>
        <text:list-item>
          <text:p text:style-name="P9">Подвести итоги проделанной работы</text:p>
        </text:list-item>
      </text:list>
      <text:p text:style-name="P10"/>
      <text:p text:style-name="P11">Сделав эту проектную работу я обзаведусь необходимыми навыками построения ГПИ, что непосредственно понадобится мне, на моей будущей предполагаемой профессии.</text:p>
      <text:p text:style-name="P1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07:04.866000000</meta:creation-date>
    <dc:date>2021-03-01T17:08:42.133000000</dc:date>
    <meta:editing-duration>PT21M14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7" meta:word-count="193" meta:character-count="1579" meta:non-whitespace-character-count="1409"/>
  </office:meta>
</office:document-meta>
</file>